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Events" table:style-name="ta1">
        <table:table-row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location</text:p>
          </table:table-cell>
          <table:table-cell office:value-type="string">
            <text:p>category</text:p>
          </table:table-cell>
        </table:table-row>
        <table:table-row>
          <table:table-cell office:value-type="string">
            <text:p>ODS Conference 2024</text:p>
          </table:table-cell>
          <table:table-cell office:value-type="string">
            <text:p>Testing ODS file import functionality</text:p>
          </table:table-cell>
          <table:table-cell office:value-type="string">
            <text:p>2024-06-15</text:p>
          </table:table-cell>
          <table:table-cell office:value-type="string">
            <text:p>Tech Hub</text:p>
          </table:table-cell>
          <table:table-cell office:value-type="string">
            <text:p>technology</text:p>
          </table:table-cell>
        </table:table-row>
        <table:table-row>
          <table:table-cell office:value-type="string">
            <text:p>OpenDocument Workshop</text:p>
          </table:table-cell>
          <table:table-cell office:value-type="string">
            <text:p>Workshop on open document formats</text:p>
          </table:table-cell>
          <table:table-cell office:value-type="string">
            <text:p>2024-06-20</text:p>
          </table:table-cell>
          <table:table-cell office:value-type="string">
            <text:p>Training Center</text:p>
          </table:table-cell>
          <table:table-cell office:value-type="string">
            <text:p>education</text:p>
          </table:table-cell>
        </table:table-row>
        <table:table-row>
          <table:table-cell office:value-type="string">
            <text:p>LibreOffice Summit</text:p>
          </table:table-cell>
          <table:table-cell office:value-type="string">
            <text:p>Annual gathering of open source office suite users</text:p>
          </table:table-cell>
          <table:table-cell office:value-type="string">
            <text:p>2024-07-01</text:p>
          </table:table-cell>
          <table:table-cell office:value-type="string">
            <text:p>Community Hall</text:p>
          </table:table-cell>
          <table:table-cell office:value-type="string">
            <text:p>technolog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3</meta:generator>
  </office:meta>
</office:document-meta>
</file>